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Mono1" svg:font-family="FreeMono"/>
    <style:font-face style:name="OpenSymbol" svg:font-family="OpenSymbol"/>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elle1" style:family="table">
      <style:table-properties style:width="8.017cm" fo:margin-left="4.041cm" fo:margin-right="4.942cm" table:align="margins" style:shadow="none"/>
    </style:style>
    <style:style style:name="Tabelle1.A" style:family="table-column">
      <style:table-column-properties style:column-width="4.265cm" style:rel-column-width="2418*"/>
    </style:style>
    <style:style style:name="Tabelle1.B" style:family="table-column">
      <style:table-column-properties style:column-width="3.752cm" style:rel-column-width="2127*"/>
    </style:style>
    <style:style style:name="Tabelle1.A1" style:family="table-cell">
      <style:table-cell-properties fo:padding="0.097cm" fo:border="none"/>
    </style:style>
    <style:style style:name="P1" style:family="paragraph" style:parent-style-name="Preformatted_20_Text">
      <style:text-properties style:font-name="FreeMono" fo:font-size="8pt" fo:font-weight="bold" officeooo:paragraph-rsid="001bfc5f" style:font-size-asian="8pt" style:font-weight-asian="bold" style:font-size-complex="8pt" style:font-weight-complex="bold"/>
    </style:style>
    <style:style style:name="P2" style:family="paragraph" style:parent-style-name="Preformatted_20_Text">
      <style:text-properties style:font-name="FreeMono" fo:font-weight="bold" officeooo:paragraph-rsid="001bfc5f" style:font-weight-asian="bold" style:font-weight-complex="bold"/>
    </style:style>
    <style:style style:name="P3" style:family="paragraph" style:parent-style-name="Preformatted_20_Text">
      <style:text-properties style:font-name="FreeMono" fo:font-size="10pt" fo:font-weight="bold" officeooo:paragraph-rsid="001bfc5f" style:font-size-asian="8.75pt" style:font-weight-asian="bold" style:font-size-complex="10pt" style:font-weight-complex="bold"/>
    </style:style>
    <style:style style:name="P4" style:family="paragraph" style:parent-style-name="Preformatted_20_Text">
      <style:paragraph-properties fo:text-align="center" style:justify-single-word="false"/>
      <style:text-properties style:font-name="FreeMono" fo:font-size="10pt" fo:font-weight="normal" officeooo:paragraph-rsid="001bfc5f" style:font-size-asian="8.75pt" style:font-weight-asian="normal" style:font-size-complex="10pt" style:font-weight-complex="normal"/>
    </style:style>
    <style:style style:name="P5" style:family="paragraph" style:parent-style-name="Preformatted_20_Text">
      <style:paragraph-properties fo:text-align="center" style:justify-single-word="false"/>
      <style:text-properties style:font-name="FreeMono" fo:font-size="10pt" fo:font-weight="normal" officeooo:paragraph-rsid="002948ea" style:font-size-asian="8.75pt" style:font-weight-asian="normal" style:font-size-complex="10pt" style:font-weight-complex="normal"/>
    </style:style>
    <style:style style:name="P6" style:family="paragraph" style:parent-style-name="Preformatted_20_Text">
      <style:text-properties fo:font-weight="bold" officeooo:paragraph-rsid="001bfc5f" style:font-weight-asian="bold" style:font-weight-complex="bold"/>
    </style:style>
    <style:style style:name="P7" style:family="paragraph" style:parent-style-name="Preformatted_20_Text" style:list-style-name="L1">
      <style:text-properties officeooo:paragraph-rsid="001f1b48"/>
    </style:style>
    <style:style style:name="P8" style:family="paragraph" style:parent-style-name="Preformatted_20_Text" style:list-style-name="L1">
      <style:text-properties officeooo:paragraph-rsid="002117a4"/>
    </style:style>
    <style:style style:name="P9" style:family="paragraph" style:parent-style-name="Preformatted_20_Text" style:list-style-name="L1">
      <style:text-properties officeooo:paragraph-rsid="00252cc5"/>
    </style:style>
    <style:style style:name="P10" style:family="paragraph" style:parent-style-name="Preformatted_20_Text" style:list-style-name="L1">
      <style:text-properties officeooo:paragraph-rsid="0026ae4c"/>
    </style:style>
    <style:style style:name="P11" style:family="paragraph" style:parent-style-name="Preformatted_20_Text" style:list-style-name="L1">
      <style:text-properties officeooo:paragraph-rsid="00281af1"/>
    </style:style>
    <style:style style:name="P12" style:family="paragraph" style:parent-style-name="Preformatted_20_Text">
      <style:text-properties officeooo:paragraph-rsid="0021cd65"/>
    </style:style>
    <style:style style:name="P13" style:family="paragraph" style:parent-style-name="Preformatted_20_Text">
      <style:text-properties officeooo:paragraph-rsid="00264f17"/>
    </style:style>
    <style:style style:name="P14" style:family="paragraph" style:parent-style-name="Preformatted_20_Text">
      <style:text-properties officeooo:paragraph-rsid="00281af1"/>
    </style:style>
    <style:style style:name="P15" style:family="paragraph" style:parent-style-name="Preformatted_20_Text">
      <style:paragraph-properties fo:break-before="page"/>
      <style:text-properties style:font-name="FreeMono" fo:font-size="10pt" fo:font-weight="normal" officeooo:paragraph-rsid="001f1b48" style:font-size-asian="8.75pt" style:font-weight-asian="normal" style:font-size-complex="10pt" style:font-weight-complex="normal"/>
    </style:style>
    <style:style style:name="P16" style:family="paragraph" style:parent-style-name="Table_20_Contents">
      <style:text-properties style:font-name="FreeMono" fo:font-size="10pt" officeooo:paragraph-rsid="001bfc5f" style:font-name-asian="FreeMono1" style:font-size-asian="8.75pt" style:font-name-complex="FreeMono1" style:font-size-complex="10pt"/>
    </style:style>
    <style:style style:name="P17" style:family="paragraph" style:parent-style-name="Table_20_Contents">
      <style:paragraph-properties fo:text-align="end" style:justify-single-word="false"/>
      <style:text-properties style:font-name="FreeMono" fo:font-size="10pt" officeooo:paragraph-rsid="001bfc5f" style:font-name-asian="FreeMono1" style:font-size-asian="8.75pt" style:font-name-complex="FreeMono1" style:font-size-complex="10pt"/>
    </style:style>
    <style:style style:name="P18" style:family="paragraph" style:parent-style-name="Table_20_Contents">
      <style:paragraph-properties fo:text-align="end" style:justify-single-word="false"/>
      <style:text-properties style:font-name="FreeMono" fo:font-size="10pt" officeooo:paragraph-rsid="00290873" style:font-name-asian="FreeMono1" style:font-size-asian="8.75pt" style:font-name-complex="FreeMono1" style:font-size-complex="10pt"/>
    </style:style>
    <style:style style:name="P19" style:family="paragraph" style:parent-style-name="Table_20_Contents">
      <style:paragraph-properties fo:text-align="end" style:justify-single-word="false"/>
      <style:text-properties style:font-name="FreeMono" fo:font-size="10pt" officeooo:paragraph-rsid="002948ea" style:font-name-asian="FreeMono1" style:font-size-asian="8.75pt" style:font-name-complex="FreeMono1" style:font-size-complex="10pt"/>
    </style:style>
    <style:style style:name="P20" style:family="paragraph" style:parent-style-name="Table_20_Contents">
      <style:text-properties style:font-name="FreeMono" fo:font-size="10pt" officeooo:paragraph-rsid="00290873" style:font-name-asian="FreeMono1" style:font-size-asian="8.75pt" style:font-name-complex="FreeMono1" style:font-size-complex="10pt"/>
    </style:style>
    <style:style style:name="P21" style:family="paragraph" style:parent-style-name="Table_20_Contents">
      <style:text-properties style:font-name="FreeMono" fo:font-size="10pt" officeooo:paragraph-rsid="002948ea" style:font-name-asian="FreeMono1" style:font-size-asian="8.75pt" style:font-name-complex="FreeMono1" style:font-size-complex="10pt"/>
    </style:style>
    <style:style style:name="T1" style:family="text">
      <style:text-properties officeooo:rsid="001bfc5f"/>
    </style:style>
    <style:style style:name="T2" style:family="text">
      <style:text-properties officeooo:rsid="001cb612"/>
    </style:style>
    <style:style style:name="T3" style:family="text">
      <style:text-properties style:font-name="FreeMono" fo:font-size="10pt" fo:font-weight="normal" officeooo:rsid="001f1b48" style:font-size-asian="8.75pt" style:font-weight-asian="normal" style:font-size-complex="10pt" style:font-weight-complex="normal"/>
    </style:style>
    <style:style style:name="T4" style:family="text">
      <style:text-properties style:font-name="FreeMono" fo:font-size="10pt" fo:font-weight="normal" officeooo:rsid="002117a4" style:font-size-asian="8.75pt" style:font-weight-asian="normal" style:font-size-complex="10pt" style:font-weight-complex="normal"/>
    </style:style>
    <style:style style:name="T5" style:family="text">
      <style:text-properties style:font-name="FreeMono" fo:font-size="10pt" fo:font-weight="normal" officeooo:rsid="0021cd65" style:font-size-asian="8.75pt" style:font-weight-asian="normal" style:font-size-complex="10pt" style:font-weight-complex="normal"/>
    </style:style>
    <style:style style:name="T6" style:family="text">
      <style:text-properties style:font-name="FreeMono" fo:font-size="10pt" fo:font-weight="normal" officeooo:rsid="0023035a" style:font-size-asian="8.75pt" style:font-weight-asian="normal" style:font-size-complex="10pt" style:font-weight-complex="normal"/>
    </style:style>
    <style:style style:name="T7" style:family="text">
      <style:text-properties style:font-name="FreeMono" fo:font-size="10pt" fo:font-weight="normal" officeooo:rsid="00248424" style:font-size-asian="8.75pt" style:font-weight-asian="normal" style:font-size-complex="10pt" style:font-weight-complex="normal"/>
    </style:style>
    <style:style style:name="T8" style:family="text">
      <style:text-properties style:font-name="FreeMono" fo:font-size="10pt" fo:font-weight="normal" officeooo:rsid="00252cc5" style:font-size-asian="8.75pt" style:font-weight-asian="normal" style:font-size-complex="10pt" style:font-weight-complex="normal"/>
    </style:style>
    <style:style style:name="T9" style:family="text">
      <style:text-properties style:font-name="FreeMono" fo:font-size="10pt" fo:font-weight="normal" officeooo:rsid="00264f17" style:font-size-asian="8.75pt" style:font-weight-asian="normal" style:font-size-complex="10pt" style:font-weight-complex="normal"/>
    </style:style>
    <style:style style:name="T10" style:family="text">
      <style:text-properties style:font-name="FreeMono" fo:font-size="10pt" fo:font-weight="normal" officeooo:rsid="0026ae4c" style:font-size-asian="8.75pt" style:font-weight-asian="normal" style:font-size-complex="10pt" style:font-weight-complex="normal"/>
    </style:style>
    <style:style style:name="T11" style:family="text">
      <style:text-properties style:font-name="FreeMono" fo:font-size="10pt" fo:font-weight="normal" officeooo:rsid="00281af1" style:font-size-asian="8.75pt" style:font-weight-asian="normal" style:font-size-complex="10pt" style:font-weight-complex="normal"/>
    </style:style>
    <style:style style:name="T12" style:family="text">
      <style:text-properties style:font-name="FreeMono" fo:font-size="10pt" fo:font-weight="normal" officeooo:rsid="00284aa8" style:font-size-asian="8.75pt" style:font-weight-asian="normal" style:font-size-complex="10pt" style:font-weight-complex="normal"/>
    </style:style>
    <style:style style:name="T13" style:family="text">
      <style:text-properties officeooo:rsid="001f1b48"/>
    </style:style>
    <style:style style:name="T14" style:family="text">
      <style:text-properties officeooo:rsid="00290873"/>
    </style:style>
    <style:style style:name="T15" style:family="text">
      <style:text-properties officeooo:rsid="002948ea"/>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s text:c="6"/>_ <text:s/>_ <text:s/>_ <text:s text:c="25"/>_ <text:s text:c="9"/>_ <text:s/>_ <text:s/>_ <text:s/>_ <text:s text:c="3"/>_ <text:s text:c="10"/>_ <text:s text:c="3"/></text:span></text:p>
      <text:p text:style-name="P6"><text:span text:style-name="T2"><text:s text:c="3"/>_ (_)(_)(_) _ <text:s text:c="20"/>_(_)_ <text:s text:c="5"/>_(_)(_)(_)(_)_ (_) _ <text:s text:c="4"/>_ (_) <text:s text:c="2"/></text:span></text:p>
      <text:p text:style-name="P6"><text:span text:style-name="T2"><text:s text:c="2"/>(_) <text:s text:c="8"/>(_) <text:s text:c="3"/>_ <text:s/>_ <text:s/>_ <text:s text:c="6"/>_(_) (_)_ <text:s text:c="2"/>(_) <text:s text:c="9"/>(_)(_)(_) <text:s text:c="2"/>(_)(_) <text:s text:c="2"/></text:span></text:p>
      <text:p text:style-name="P6"><text:span text:style-name="T2"><text:s text:c="2"/>(_) <text:s text:c="3"/>_ <text:s/>_ <text:s/>_ <text:s/>_ (_)(_)(_) _ <text:s/>_(_) <text:s text:c="4"/>(_)_ (_)_ <text:s/>_ <text:s/>_ <text:s/>_ <text:s text:c="2"/>(_) (_)_(_) (_) <text:s text:c="2"/></text:span></text:p>
      <text:p text:style-name="P6"><text:span text:style-name="T2"><text:s text:c="2"/>(_) <text:s text:c="2"/>(_)(_)(_)(_) <text:s text:c="8"/>(_)(_) _ <text:s/>_ <text:s/>_ (_) <text:s/>(_)(_)(_)(_)_ (_) <text:s text:c="2"/>(_) <text:s text:c="2"/>(_) <text:s text:c="2"/></text:span></text:p>
      <text:p text:style-name="P6"><text:span text:style-name="T2"><text:s text:c="2"/>(_) <text:s text:c="8"/>(_)(_) <text:s text:c="8"/>(_)(_)(_)(_)(_)(_) _ <text:s text:c="10"/>(_)(_) <text:s text:c="8"/>(_) <text:s text:c="2"/></text:span></text:p>
      <text:p text:style-name="P6"><text:span text:style-name="T2"><text:s text:c="2"/>(_) _ <text:s/>_ <text:s/>_ (_)(_) _ <text:s/>_ <text:s/>_ (_)(_) <text:s text:c="8"/>(_)(_)_ <text:s/>_ <text:s/>_ <text:s/>_(_)(_) <text:s text:c="8"/>(_) <text:s text:c="2"/></text:span></text:p>
      <text:p text:style-name="P2"><text:span text:style-name="T2"><text:s text:c="5"/>(_)(_)(_)(_) <text:s text:c="2"/>(_)(_)(_) <text:s text:c="2"/>(_) <text:s text:c="8"/>(_) <text:s/>(_)(_)(_)(_) <text:s/>(_) <text:s text:c="8"/>(_)</text:span></text:p>
      <text:p text:style-name="P2"><text:span text:style-name="T2"/></text:p>
      <text:p text:style-name="P1"><text:span text:style-name="T2"><text:s text:c="2"/></text:span><text:span text:style-name="T1">_ <text:s/>_</text:span><text:span text:style-name="T2"> <text:s/></text:span><text:span text:style-name="T1">_ <text:s/>_</text:span><text:span text:style-name="T2"> <text:s/></text:span><text:span text:style-name="T1">_ <text:s/>_</text:span><text:span text:style-name="T2"> <text:s/></text:span><text:span text:style-name="T1">_ <text:s/>_</text:span><text:span text:style-name="T2"> <text:s/></text:span><text:span text:style-name="T1">_ <text:s/>_</text:span><text:span text:style-name="T2"> <text:s/></text:span><text:span text:style-name="T1">_ <text:s/>_</text:span><text:span text:style-name="T2"> <text:s/></text:span><text:span text:style-name="T1">_ <text:s/>_</text:span><text:span text:style-name="T2"> <text:s/></text:span><text:span text:style-name="T1">_ <text:s/>_</text:span><text:span text:style-name="T2"> <text:s/></text:span><text:span text:style-name="T1">_ <text:s/>_</text:span><text:span text:style-name="T2"> <text:s/></text:span><text:span text:style-name="T1">_ <text:s/>_</text:span><text:span text:style-name="T2"> <text:s/></text:span><text:span text:style-name="T1">_ <text:s/>_</text:span><text:span text:style-name="T2"> <text:s/></text:span><text:span text:style-name="T1">_ <text:s/>_</text:span><text:span text:style-name="T2"> <text:s/></text:span><text:span text:style-name="T1">_ <text:s/>_ <text:s/>_ <text:s/>_ <text:s/>_ <text:s/>_ <text:s/>_ <text:s/>_ <text:s/>_</text:span></text:p>
      <text:p text:style-name="P1"><text:span text:style-name="T2"><text:s/>(_)(_)(_)(_)(_)(_)(_)(_)(_)(_)(_)(_)(_)(_)(_)(_)(_)(_)(_)(_)(_)(_)(_)(_)(_)(_)(_)(_)(_)(_)(_)(_)(_)</text:span></text:p>
      <text:p text:style-name="P1"><text:span text:style-name="T2"/></text:p>
      <text:p text:style-name="P1"><text:span text:style-name="T2"/></text:p>
      <text:p text:style-name="P3"><text:span text:style-name="T2"/></text:p>
      <text:p text:style-name="P3"><text:span text:style-name="T2"/></text:p>
      <table:table table:name="Tabelle1" table:style-name="Tabelle1">
        <table:table-column table:style-name="Tabelle1.A"/>
        <table:table-column table:style-name="Tabelle1.B"/>
        <table:table-row>
          <table:table-cell table:style-name="Tabelle1.A1" office:value-type="string">
            <text:p text:style-name="P16"><text:span text:style-name="T1">Name:</text:span></text:p>
          </table:table-cell>
          <table:table-cell table:style-name="Tabelle1.A1" office:value-type="string">
            <text:p text:style-name="P17"><text:span text:style-name="T1">Manuel Bellersen</text:span></text:p>
          </table:table-cell>
        </table:table-row>
        <table:table-row>
          <table:table-cell table:style-name="Tabelle1.A1" office:value-type="string">
            <text:p text:style-name="P16"><text:span text:style-name="T1">Matrikel-Nummer:</text:span></text:p>
          </table:table-cell>
          <table:table-cell table:style-name="Tabelle1.A1" office:value-type="string">
            <text:p text:style-name="P17"><text:span text:style-name="T1">46958</text:span></text:p>
          </table:table-cell>
        </table:table-row>
        <table:table-row>
          <table:table-cell table:style-name="Tabelle1.A1" office:value-type="string">
            <text:p text:style-name="P16"><text:span text:style-name="T1">Projekt-Name:</text:span></text:p>
          </table:table-cell>
          <table:table-cell table:style-name="Tabelle1.A1" office:value-type="string">
            <text:p text:style-name="P17"><text:span text:style-name="T1">GoASM</text:span></text:p>
          </table:table-cell>
        </table:table-row>
        <table:table-row>
          <table:table-cell table:style-name="Tabelle1.A1" office:value-type="string">
            <text:p text:style-name="P20"><text:span text:style-name="T14">Lizenz:</text:span></text:p>
          </table:table-cell>
          <table:table-cell table:style-name="Tabelle1.A1" office:value-type="string">
            <text:p text:style-name="P18"><text:span text:style-name="T14">GPLv3 oder neuer</text:span></text:p>
          </table:table-cell>
        </table:table-row>
        <table:table-row>
          <table:table-cell table:style-name="Tabelle1.A1" office:value-type="string">
            <text:p text:style-name="P21"><text:span text:style-name="T15">Programmiersprache:</text:span></text:p>
          </table:table-cell>
          <table:table-cell table:style-name="Tabelle1.A1" office:value-type="string">
            <text:p text:style-name="P19"><text:span text:style-name="T15">TASM-Assembler</text:span></text:p>
          </table:table-cell>
        </table:table-row>
        <table:table-row>
          <table:table-cell table:style-name="Tabelle1.A1" office:value-type="string">
            <text:p text:style-name="P21"><text:span text:style-name="T15">Datum:</text:span></text:p>
          </table:table-cell>
          <table:table-cell table:style-name="Tabelle1.A1" office:value-type="string">
            <text:p text:style-name="P19"><text:span text:style-name="T15">01.10.2010</text:span></text:p>
          </table:table-cell>
        </table:table-row>
      </table:table>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4"><text:span text:style-name="T2">______________________________</text:span></text:p>
      <text:p text:style-name="P5"><text:span text:style-name="T15">Manuel Bellersen</text:span></text:p>
      <text:p text:style-name="P15"><text:span text:style-name="T13">GoASM ist ein DOS-Programm zum Spielen von Go. Dies ist ein Brettspiel, bei dem 2 Spieler gegenseitig versuchen die meisten Punkte zu bekommen. Es existieren verschiedene Spielregeln. Eine lautet ungefähr so:</text:span></text:p>
      <text:list xml:id="list1731540028" text:style-name="L1">
        <text:list-item>
          <text:p text:style-name="P7"><text:span text:style-name="T3">Die beiden Kontrahenten legen abwechselnd ihre schwarzen bzw. weißen Steine auf die Linien-Kreuzungspunkte (hier als schwarz-weiße Punkte dargestellt).</text:span></text:p>
        </text:list-item>
        <text:list-item>
          <text:p text:style-name="P7"><text:span text:style-name="T3">Ein Stein oder miteinander waagerecht oder senkrecht verbundene Steine gelten als gefangen, wenn sie an keiner Stelle einen freien Kreuzungspunkt berühren. Diese Gefangenen werden vom Spielfeld genommen.</text:span></text:p>
        </text:list-item>
        <text:list-item>
          <text:p text:style-name="P10"><text:span text:style-name="T10">Ein Selbstmord, also das Setzten eines Steines an eine Position, an der er keine freien Kreuzungspunkte mehr erreicht, ist verboten. Es sei denn, es würde durch das Setzten zu erst ein Stein oder eine Gruppe des Gegners gefangen genommen und somit </text:span><text:span text:style-name="T11">die eigene Freiheit gesichert.</text:span></text:p>
        </text:list-item>
        <text:list-item>
          <text:p text:style-name="P7"><text:span text:style-name="T3">Das Setzten eines Steines darf nicht die vorherige Spiel</text:span><text:span text:style-name="T5">s</text:span><text:span text:style-name="T3">ituation hervorrufen. (Dies würde sonst zu einem unendlichen hin-und-her führen.)</text:span></text:p>
        </text:list-item>
        <text:list-item>
          <text:p text:style-name="P7"><text:span text:style-name="T3">Der Spieler, mit dem meisten Gebiet und dazu gerechnet meisten Gefangenen gewinnt das Spiel.</text:span></text:p>
        </text:list-item>
        <text:list-item>
          <text:p text:style-name="P8"><text:span text:style-name="T4">Ein Spieler kann passen. Das heißt, er setzt keinen Stein und der Kontrahent ist wieder am Setzten.</text:span></text:p>
        </text:list-item>
        <text:list-item>
          <text:p text:style-name="P11"><text:span text:style-name="T11">Passen beide Spieler, ist das Spiel vorbei.</text:span></text:p>
        </text:list-item>
        <text:list-item>
          <text:p text:style-name="P9"><text:span text:style-name="T8">Schwarz beginnt.</text:span></text:p>
        </text:list-item>
      </text:list>
      <text:p text:style-name="P12"><text:span text:style-name="T5"/></text:p>
      <text:p text:style-name="P12"><text:span text:style-name="T5">Es ist für beide Seiten eine Zeitangabe eingebaut, die die vergangene Zeit anzeigt. Ein Spiel auf Zeit ist somit nicht unmöglich, muss aber von den Spielern persönlich beachtet werden.</text:span></text:p>
      <text:p text:style-name="P12"><text:span text:style-name="T5"/></text:p>
      <text:p text:style-name="P12"><text:span text:style-name="T5">Vorgabe</text:span><text:span text:style-name="T7">p</text:span><text:span text:style-name="T5">unkte können nach belieben hinzu addiert werden.</text:span></text:p>
      <text:p text:style-name="P12"><text:span text:style-name="T5">Vorgabe</text:span><text:span text:style-name="T7">s</text:span><text:span text:style-name="T5">teine können ebenfalls gesetzt werden. Dazu wird einfach der „PASS“ Knopf genutzt um nach dem 1. schwarzen Stein weitere zu platzieren.</text:span></text:p>
      <text:p text:style-name="P12"><text:span text:style-name="T5"/></text:p>
      <text:p text:style-name="P12"><text:span text:style-name="T5">Die Zeitanzeige beginnt sofort nach dem Spielstart. Es gibt </text:span><text:span text:style-name="T8">keine Möglichkeit diese anzuhalten. </text:span></text:p>
      <text:p text:style-name="P12"><text:span text:style-name="T8"/></text:p>
      <text:p text:style-name="P13"><text:span text:style-name="T9">Das Spiel wird hauptsächlich mit der Maus bedient.</text:span></text:p>
      <text:p text:style-name="P13"><text:span text:style-name="T9">Das Setzten der Steine erfolgt durch Betätigung einer der Maustasten während sich der Mauszeiger auf einem der Spielfeldkästchen befindet.</text:span></text:p>
      <text:p text:style-name="P13"><text:span text:style-name="T9">Falls auf dem Feld schon ein Stein liegt, so passiert nichts und der Spieler kann sich weiterhin ein Feld zum Setzten suchen.</text:span></text:p>
      <text:p text:style-name="P13"><text:span text:style-name="T9">Sollte das Feld frei sein, versucht das Programm den Stein zu setzten. </text:span><text:span text:style-name="T11">Selbstmord ist nicht erlaubt. Falls es die Möglichkeit gibt, Gefangene zu nehmen, wird dies getan, diese vom Brett entfernt und deren Anzahl dem Gefangennehmenden gut geschrieben.</text:span></text:p>
      <text:p text:style-name="P14"><text:span text:style-name="T11">Der „PASS“ Knopf erlaubt die Beendigung seines eigenen Satzes ohne einen Stein zu setzten. Damit ist der Gegner am Zug.</text:span></text:p>
      <text:p text:style-name="P14"><text:span text:style-name="T11">Der „Exit“ Knopf beendet das Spiel.</text:span></text:p>
      <text:p text:style-name="P14"><text:span text:style-name="T11"/></text:p>
      <text:p text:style-name="P14"><text:span text:style-name="T11">Weitere Dinge sind auf der Tastatur zu finden:</text:span></text:p>
      <text:p text:style-name="P14"><text:span text:style-name="T11">- „B“ setzt einen schwarzen Stein</text:span></text:p>
      <text:p text:style-name="P14"><text:span text:style-name="T11">- „W“ setzt einen weißen Stein</text:span></text:p>
      <text:p text:style-name="P14"><text:span text:style-name="T11">- „O“ setzt einen Stein dessen, der gerade dran ist</text:span></text:p>
      <text:p text:style-name="P14"><text:span text:style-name="T11">- „P“ passen</text:span></text:p>
      <text:p text:style-name="P14"><text:span text:style-name="T11">- „ESC“ das Spiel beenden</text:span></text:p>
      <text:p text:style-name="P14"><text:span text:style-name="T11"/></text:p>
      <text:p text:style-name="P14"><text:span text:style-name="T11">Mit „B“, „W“ und „O“ wird ein Zufallszug gemacht. Im Prinzip lässt sich damit gegen eine KI spielen, die aber ziemlich dumm ist. Es kann unter Umständen nötig sein, die Taste länger gedrückt zu halten, ehe ein Stein erscheint.</text:span></text:p>
      <text:p text:style-name="P14"><text:span text:style-name="T11"/></text:p>
      <text:p text:style-name="P14"><text:span text:style-name="T11">Jedes Setzten eines Steines wird mit einem „Klack“ Geräusch aus dem PC-Lautsprecher begleitet.</text:span></text:p>
      <text:p text:style-name="P14"><text:span text:style-name="T11"/></text:p>
      <text:p text:style-name="P14"><text:span text:style-name="T11">Bei Beendigung des Spieles wird eine Datei „myGoASM.sgf“ erzeugt, die den Spielverlauf enthält. Diese kann mit anderen Programmen angeschaut werden. So ist ein Review des Spiels möglich. </text:span><text:span text:style-name="T12">Damit kein Spiel verloren geht, sollte die alte Datei umbenannt oder wo anders gespeichert werden. Ansonsten wird sie überschrieben und somit gehen bisherige Erfolge verlo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FreeMono1" svg:font-family="FreeMono"/>
    <style:font-face style:name="OpenSymbol" svg:font-family="OpenSymbol"/>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FreeMono1" fo:font-size="10pt" style:font-name-asian="FreeMono1" style:font-size-asian="10pt" style:font-name-complex="FreeMono1"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30T19:30:41</meta:creation-date>
    <dc:date>2010-09-30T20:27:19</dc:date>
    <meta:editing-duration>PT00H56M38S</meta:editing-duration>
    <meta:editing-cycles>13</meta:editing-cycles>
    <meta:generator>OpenOffice.org/3.2$Unix OpenOffice.org_project/320m19$Build-9505</meta:generator>
    <meta:document-statistic meta:table-count="1" meta:image-count="0" meta:object-count="0" meta:page-count="2" meta:paragraph-count="52" meta:word-count="660" meta:character-count="4333"/>
  </office:meta>
</office:document-meta>
</file>